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2.1783in"/>
    </style:style>
    <style:style style:name="co10" style:family="table-column">
      <style:table-column-properties fo:break-before="auto" style:column-width="2.5425in"/>
    </style:style>
    <style:style style:name="co11" style:family="table-column">
      <style:table-column-properties fo:break-before="auto" style:column-width="0.6972in"/>
    </style:style>
    <style:style style:name="co12" style:family="table-column">
      <style:table-column-properties fo:break-before="auto" style:column-width="2.0201in"/>
    </style:style>
    <style:style style:name="co13" style:family="table-column">
      <style:table-column-properties fo:break-before="auto" style:column-width="0.3819in"/>
    </style:style>
    <style:style style:name="co14" style:family="table-column">
      <style:table-column-properties fo:break-before="auto" style:column-width="1.1583in"/>
    </style:style>
    <style:style style:name="co15" style:family="table-column">
      <style:table-column-properties fo:break-before="auto" style:column-width="9.0126in"/>
    </style:style>
    <style:style style:name="co16" style:family="table-column">
      <style:table-column-properties fo:break-before="auto" style:column-width="9.0244in"/>
    </style:style>
    <style:style style:name="co17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3.0402in"/>
    </style:style>
    <style:style style:name="co19" style:family="table-column">
      <style:table-column-properties fo:break-before="auto" style:column-width="3.0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1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and List Not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Game Notation</text:p>
          </table:table-cell>
          <table:table-cell office:value-type="string">
            <text:p>Community Notation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CHARGE</text:p>
          </table:table-cell>
          <table:table-cell/>
        </table:table-row>
        <table:table-row table:style-name="ro2"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string">
            <text:p>qcf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214">
            <text:p>214</text:p>
          </table:table-cell>
          <table:table-cell office:value-type="string">
            <text:p>qcb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1236">
            <text:p>41236</text:p>
          </table:table-cell>
          <table:table-cell office:value-type="string">
            <text:p>hcf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23698">
            <text:p>23698</text:p>
          </table:table-cell>
          <table:table-cell office:value-type="string">
            <text:p>hcuf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789632">
            <text:p>4789632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21478">
            <text:p>21478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6987412">
            <text:p>6987412</text:p>
          </table:table-cell>
          <table:table-cell/>
        </table:table-row>
      </table:table>
      <table:table table:name="COMMON ACTCODE" table:style-name="ta1" table:print="false">
        <table:table-column table:style-name="co5" table:default-cell-style-name="ce1"/>
        <table:table-column table:style-name="co9" table:default-cell-style-name="ce1"/>
        <table:table-column table:style-name="co9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1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1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umes_unlocked_default_values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1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lockables" table:style-name="ta1" table:print="false">
        <table:table-column table:style-name="co5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locked_Characters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1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6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1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1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1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 vs final achievements " table:style-name="ta1" table:print="false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&gt; 00001B20 Title name: DEAD OR ALIVE 4</text:p>
          </table:table-cell>
          <table:table-cell office:value-type="string">
            <text:p>i&gt; 0000238C Title name: DEAD OR ALIVE 4</text:p>
          </table:table-cell>
        </table:table-row>
        <table:table-row table:style-name="ro1">
          <table:table-cell office:value-type="string">
            <text:p>i&gt; 00001B20 -------------------- ACHIEVEMENTS --------------------</text:p>
          </table:table-cell>
          <table:table-cell office:value-type="string">
            <text:p>i&gt; 0000238C -------------------- ACHIEVEMENTS --------------------</text:p>
          </table:table-cell>
        </table:table-row>
        <table:table-row table:style-name="ro1">
          <table:table-cell office:value-type="string">
            <text:p>i&gt; 00001B20 6 - Completed Story Mode - Completed Story Mode once. - 5</text:p>
          </table:table-cell>
          <table:table-cell office:value-type="string">
            <text:p>i&gt; 0000238C 6 - Completed Story Mode - Completed Story Mode once. - 10</text:p>
          </table:table-cell>
        </table:table-row>
        <table:table-row table:style-name="ro1">
          <table:table-cell office:value-type="string">
            <text:p>i&gt; 00001B20 7 - Completed All Characters' Story - Completed Story Mode with all characters. - 20</text:p>
          </table:table-cell>
          <table:table-cell office:value-type="string">
            <text:p>i&gt; 0000238C 7 - Completed All Story Modes - Completed Story Mode with all characters. - 30</text:p>
          </table:table-cell>
        </table:table-row>
        <table:table-row table:style-name="ro1">
          <table:table-cell office:value-type="string">
            <text:p>i&gt; 00001B20 8 - Unlocked All Costumes - Unlocked all of the costumes for every character. - 50</text:p>
          </table:table-cell>
          <table:table-cell office:value-type="string">
            <text:p>i&gt; 0000238C 8 - Unlocked All Costumes - Unlocked all of the costumes for every character. - 50</text:p>
          </table:table-cell>
        </table:table-row>
        <table:table-row table:style-name="ro1">
          <table:table-cell office:value-type="string">
            <text:p>i&gt; 00001B20 9 - Bronze in Time Attack (Single) - Completed all of the Time Attack Mode single battles within 6 minutes. - 10</text:p>
          </table:table-cell>
          <table:table-cell office:value-type="string">
            <text:p>i&gt; 0000238C 9 - Bronze in Time Attack (Single) - Completed all of the Time Attack Mode single battles within 6 minutes. - 10</text:p>
          </table:table-cell>
        </table:table-row>
        <table:table-row table:style-name="ro1">
          <table:table-cell office:value-type="string">
            <text:p>i&gt; 00001B20 10 - Silver in Time Attack (Single) - Completed all of the Time Attack Mode single battles within 5 minutes. - 20</text:p>
          </table:table-cell>
          <table:table-cell office:value-type="string">
            <text:p>i&gt; 0000238C 10 - Silver in Time Attack (Single) - Completed all of the Time Attack Mode single battles within 5 minutes. - 20</text:p>
          </table:table-cell>
        </table:table-row>
        <table:table-row table:style-name="ro1">
          <table:table-cell office:value-type="string">
            <text:p>i&gt; 00001B20 11 - Gold in Time Attack (Single) - Completed all of the Time Attack Mode single battles within 4 minutes 30 seconds. - 40</text:p>
          </table:table-cell>
          <table:table-cell office:value-type="string">
            <text:p>i&gt; 0000238C 11 - Gold in Time Attack (Single) - Completed all of the Time Attack Mode single battles within 4 minutes 30 seconds. - 40</text:p>
          </table:table-cell>
        </table:table-row>
        <table:table-row table:style-name="ro1">
          <table:table-cell office:value-type="string">
            <text:p>i&gt; 00001B20 12 - Bronze in Time Attack (Tag) - Completed all of the Time Attack Mode tag battles within 7 minutes. - 10</text:p>
          </table:table-cell>
          <table:table-cell office:value-type="string">
            <text:p>i&gt; 0000238C 12 - Bronze in Time Attack (Tag) - Completed all of the Time Attack Mode tag battles within 3 minutes 30 seconds. - 10</text:p>
          </table:table-cell>
        </table:table-row>
        <table:table-row table:style-name="ro1">
          <table:table-cell office:value-type="string">
            <text:p>i&gt; 00001B20 13 - Silver in Time Attack (Tag) - Completed all of the Time Attack Mode tag battles within 6 minutes. - 20</text:p>
          </table:table-cell>
          <table:table-cell office:value-type="string">
            <text:p>i&gt; 0000238C 13 - Silver in Time Attack (Tag) - Completed all of the Time Attack Mode tag battles within 3 minutes. - 20</text:p>
          </table:table-cell>
        </table:table-row>
        <table:table-row table:style-name="ro1">
          <table:table-cell office:value-type="string">
            <text:p>i&gt; 00001B20 14 - Gold in Time Attack (Tag) - Completed all of the Time Attack Mode tag battles within 5 minutes. - 40</text:p>
          </table:table-cell>
          <table:table-cell office:value-type="string">
            <text:p>i&gt; 0000238C 14 - Gold in Time Attack (Tag) - Completed all of the Time Attack Mode tag battles within 2 minutes 30 seconds. - 40</text:p>
          </table:table-cell>
        </table:table-row>
        <table:table-row table:style-name="ro1">
          <table:table-cell office:value-type="string">
            <text:p>i&gt; 00001B20 15 - Bronze in Survival (Single) - Won 20 single battles in Survival Mode. - 10</text:p>
          </table:table-cell>
          <table:table-cell office:value-type="string">
            <text:p>i&gt; 0000238C 15 - Bronze in Survival (Single) - Won 20 single battles in Survival Mode. - 10</text:p>
          </table:table-cell>
        </table:table-row>
        <table:table-row table:style-name="ro1">
          <table:table-cell office:value-type="string">
            <text:p>i&gt; 00001B20 16 - Silver in Survival (Single) - Won 50 single battles in Survival Mode. - 25</text:p>
          </table:table-cell>
          <table:table-cell office:value-type="string">
            <text:p>i&gt; 0000238C 16 - Silver in Survival (Single) - Won 50 single battles in Survival Mode. - 25</text:p>
          </table:table-cell>
        </table:table-row>
        <table:table-row table:style-name="ro1">
          <table:table-cell office:value-type="string">
            <text:p>i&gt; 00001B20 17 - Gold in Survival (Single) - Won 80 single battles in Survival Mode. - 40</text:p>
          </table:table-cell>
          <table:table-cell office:value-type="string">
            <text:p>i&gt; 0000238C 17 - Gold in Survival (Single) - Won 80 single battles in Survival Mode. - 40</text:p>
          </table:table-cell>
        </table:table-row>
        <table:table-row table:style-name="ro1">
          <table:table-cell office:value-type="string">
            <text:p>i&gt; 00001B20 18 - 100 Wins in Survival (Single) - Won 100 single battles in Survival Mode. - 50</text:p>
          </table:table-cell>
          <table:table-cell office:value-type="string">
            <text:p>i&gt; 0000238C 18 - 100 Wins in Survival (Single) - Won 100 single battles in Survival Mode. - 50</text:p>
          </table:table-cell>
        </table:table-row>
        <table:table-row table:style-name="ro1">
          <table:table-cell office:value-type="string">
            <text:p>i&gt; 00001B20 19 - Bronze in Survival (Tag) - Won 20 tag battles in Survival Mode. - 10</text:p>
          </table:table-cell>
          <table:table-cell office:value-type="string">
            <text:p>i&gt; 0000238C 19 - Bronze in Survival (Tag) - Won 20 tag battles in Survival Mode. - 10</text:p>
          </table:table-cell>
        </table:table-row>
        <table:table-row table:style-name="ro1">
          <table:table-cell office:value-type="string">
            <text:p>i&gt; 00001B20 20 - Silver in Survival (Tag) - Won 50 tag battles in Survival Mode. - 25</text:p>
          </table:table-cell>
          <table:table-cell office:value-type="string">
            <text:p>i&gt; 0000238C 20 - Silver in Survival (Tag) - Won 50 tag battles in Survival Mode. - 25</text:p>
          </table:table-cell>
        </table:table-row>
        <table:table-row table:style-name="ro1">
          <table:table-cell office:value-type="string">
            <text:p>i&gt; 00001B20 21 - Gold in Survival (Tag) - Won 80 tag battles in Survival Mode. - 40</text:p>
          </table:table-cell>
          <table:table-cell office:value-type="string">
            <text:p>i&gt; 0000238C 21 - Gold in Survival (Tag) - Won 80 tag battles in Survival Mode. - 40</text:p>
          </table:table-cell>
        </table:table-row>
        <table:table-row table:style-name="ro1">
          <table:table-cell office:value-type="string">
            <text:p>i&gt; 00001B20 22 - 100 Wins in Survival (Tag) - Won 100 tag battles in Survival Mode. - 50</text:p>
          </table:table-cell>
          <table:table-cell office:value-type="string">
            <text:p>i&gt; 0000238C 22 - 100 Wins in Survival (Tag) - Won 100 tag battles in Survival Mode. - 50</text:p>
          </table:table-cell>
        </table:table-row>
        <table:table-row table:style-name="ro1">
          <table:table-cell office:value-type="string">
            <text:p>i&gt; 00001B20 23 - Collected All Items - Collected all of the items in Survival Mode. - 25</text:p>
          </table:table-cell>
          <table:table-cell office:value-type="string">
            <text:p>i&gt; 0000238C 23 - Collected All Items - Collected all of the items in Survival Mode. - 25</text:p>
          </table:table-cell>
        </table:table-row>
        <table:table-row table:style-name="ro1">
          <table:table-cell office:value-type="string">
            <text:p>i&gt; 00001B20 24 - Completed All Missions - Completed all of the missions in Mission Mode. - 50</text:p>
          </table:table-cell>
          <table:table-cell/>
        </table:table-row>
        <table:table-row table:style-name="ro1">
          <table:table-cell office:value-type="string">
            <text:p>i&gt; 00001B20 25 - Unlocked "Alpha152" - Unlocked the hidden character "Alpha152." - 10</text:p>
          </table:table-cell>
          <table:table-cell/>
        </table:table-row>
        <table:table-row table:style-name="ro4">
          <table:table-cell office:value-type="string">
            <text:p>i&gt; 00001B20 26 - Unlocked "Gen Fu" - Unlocked the hidden character "Gen Fu." - 10</text:p>
          </table:table-cell>
          <table:table-cell office:value-type="string">
            <text:p>i&gt; 0000238C 26 - Unlocked "Gen Fu" - Unlocked the hidden character "Gen Fu." - 10</text:p>
          </table:table-cell>
        </table:table-row>
        <table:table-row table:style-name="ro1">
          <table:table-cell office:value-type="string">
            <text:p>i&gt; 00001B20 27 - Unlocked "Leon" - Unlocked the hidden character "Leon." - 10</text:p>
          </table:table-cell>
          <table:table-cell office:value-type="string">
            <text:p>i&gt; 0000238C 27 - Unlocked "Leon" - Unlocked the hidden character "Leon." - 10</text:p>
          </table:table-cell>
        </table:table-row>
        <table:table-row table:style-name="ro4">
          <table:table-cell office:value-type="string">
            <text:p>i&gt; 00001B20 28 - Unlocked "Ein" - Unlocked the hidden character "Ein." - 10</text:p>
          </table:table-cell>
          <table:table-cell office:value-type="string">
            <text:p>i&gt; 0000238C 28 - Unlocked "Ein" - Unlocked the hidden character "Ein." - 10</text:p>
          </table:table-cell>
        </table:table-row>
        <table:table-row table:style-name="ro4">
          <table:table-cell office:value-type="string">
            <text:p>i&gt; 00001B20 29 - Unlocked "Tengu" - Unlocked the hidden character "Tengu." - 10</text:p>
          </table:table-cell>
          <table:table-cell office:value-type="string">
            <text:p>i&gt; 0000238C 29 - Unlocked "Tengu" - Unlocked the hidden character "Tengu." - 20</text:p>
          </table:table-cell>
        </table:table-row>
        <table:table-row table:style-name="ro1">
          <table:table-cell office:value-type="string">
            <text:p>i&gt; 00001B20 30 - Unlocked "SPARTAN-458" - Unlocked the hidden character "SPARTAN-458." - 20</text:p>
          </table:table-cell>
          <table:table-cell office:value-type="string">
            <text:p>i&gt; 0000238C 30 - Unlocked "SPARTAN-458" - Unlocked the hidden character "SPARTAN-458." - 20</text:p>
          </table:table-cell>
        </table:table-row>
        <table:table-row table:style-name="ro1">
          <table:table-cell office:value-type="string">
            <text:p>i&gt; 00001B20 31 - Unlocked "Helena" - Unlocked the hidden character "Helena." - 10</text:p>
          </table:table-cell>
          <table:table-cell office:value-type="string">
            <text:p>i&gt; 0000238C 31 - Unlocked "Helena" - Unlocked the hidden character "Helena." - 20</text:p>
          </table:table-cell>
        </table:table-row>
        <table:table-row table:style-name="ro1">
          <table:table-cell office:value-type="string">
            <text:p>i&gt; 00001B20 32 - Total Play Time 5 Hrs. - The total play time reached the 5 hour mark. - 10</text:p>
          </table:table-cell>
          <table:table-cell office:value-type="string">
            <text:p>i&gt; 0000238C 32 - Total Play Time 5 Hrs. - The total play time reached the 5 hour mark. - 10</text:p>
          </table:table-cell>
        </table:table-row>
        <table:table-row table:style-name="ro1">
          <table:table-cell office:value-type="string">
            <text:p>i&gt; 00001B20 33 - Total Play Time 10 Hrs. - The total play time reached the 10 hour mark. - 20</text:p>
          </table:table-cell>
          <table:table-cell office:value-type="string">
            <text:p>i&gt; 0000238C 33 - Total Play Time 10 Hrs. - The total play time reached the 10 hour mark. - 20</text:p>
          </table:table-cell>
        </table:table-row>
        <table:table-row table:style-name="ro1">
          <table:table-cell office:value-type="string">
            <text:p>i&gt; 00001B20 34 - Total Play Time 100 Hrs. - The total play time reached the 100 hour mark. - 30</text:p>
          </table:table-cell>
          <table:table-cell office:value-type="string">
            <text:p>i&gt; 0000238C 34 - Total Play Time 100 Hrs. - The total play time reached the 100 hour mark. - 40</text:p>
          </table:table-cell>
        </table:table-row>
        <table:table-row table:style-name="ro1">
          <table:table-cell office:value-type="string">
            <text:p>i&gt; 00001B20 35 - 10 Wins in DOA Online - Won 10 times in DOA Online Mode. - 10</text:p>
          </table:table-cell>
          <table:table-cell office:value-type="string">
            <text:p>i&gt; 0000238C 35 - 10 Wins in DOA Online - Won 10 times in DOA Online Mode. - 10</text:p>
          </table:table-cell>
        </table:table-row>
        <table:table-row table:style-name="ro1">
          <table:table-cell office:value-type="string">
            <text:p>i&gt; 00001B20 36 - 50 Wins in DOA Online - Won 50 times in DOA Online Mode. - 20</text:p>
          </table:table-cell>
          <table:table-cell office:value-type="string">
            <text:p>i&gt; 0000238C 36 - 50 Wins in DOA Online - Won 50 times in DOA Online Mode. - 20</text:p>
          </table:table-cell>
        </table:table-row>
        <table:table-row table:style-name="ro1">
          <table:table-cell office:value-type="string">
            <text:p>i&gt; 00001B20 37 - 100 Wins in DOA Online - Won 100 times in DOA Online Mode. - 30</text:p>
          </table:table-cell>
          <table:table-cell office:value-type="string">
            <text:p>i&gt; 0000238C 37 - 100 Wins in DOA Online - Won 100 times in DOA Online Mode. - 30</text:p>
          </table:table-cell>
        </table:table-row>
        <table:table-row table:style-name="ro1">
          <table:table-cell office:value-type="string">
            <text:p>i&gt; 00001B20 38 - 5 Consecutive Wins - Won 5 times consecutively in DOA Online Mode. - 10</text:p>
          </table:table-cell>
          <table:table-cell office:value-type="string">
            <text:p>i&gt; 0000238C 38 - 5 Straight Wins in DOA Online - Won 5 times consecutively in DOA Online Mode. - 10</text:p>
          </table:table-cell>
        </table:table-row>
        <table:table-row table:style-name="ro1">
          <table:table-cell office:value-type="string">
            <text:p>i&gt; 00001B20 39 - 10 Consecutive Wins - Won 10 times consecutively in DOA Online Mode. - 25</text:p>
          </table:table-cell>
          <table:table-cell office:value-type="string">
            <text:p>i&gt; 0000238C 39 - 10 Straight Wins in DOA Online - Won 10 times consecutively in DOA Online Mode. - 25</text:p>
          </table:table-cell>
        </table:table-row>
        <table:table-row table:style-name="ro1">
          <table:table-cell office:value-type="string">
            <text:p>i&gt; 00001B20 40 - 20 Consecutive Wins - Won 20 times consecutively in DOA Online Mode. - 40</text:p>
          </table:table-cell>
          <table:table-cell office:value-type="string">
            <text:p>i&gt; 0000238C 40 - 20 Straight Wins in DOA Online - Won 20 times consecutively in DOA Online Mode. - 40</text:p>
          </table:table-cell>
        </table:table-row>
        <table:table-row table:style-name="ro1">
          <table:table-cell office:value-type="string">
            <text:p>i&gt; 00001B20 41 - 5 Consecutive Losses - Lost 5 times consecutively in DOA Online Mode. - 0</text:p>
          </table:table-cell>
          <table:table-cell office:value-type="string">
            <text:p>i&gt; 0000238C 41 - 5 Straight Losses in DOA Online - Lost 5 times consecutively in DOA Online Mode. - 0</text:p>
          </table:table-cell>
        </table:table-row>
        <table:table-row table:style-name="ro1">
          <table:table-cell office:value-type="string">
            <text:p>i&gt; 00001B20 42 - 10 Consecutive Losses - Lost 10 times consecutively in DOA Online Mode. - 0</text:p>
          </table:table-cell>
          <table:table-cell office:value-type="string">
            <text:p>i&gt; 0000238C 42 - 10 Straight Losses in DOA Online - Lost 10 times consecutively in DOA Online Mode. - 0</text:p>
          </table:table-cell>
        </table:table-row>
        <table:table-row table:style-name="ro1">
          <table:table-cell office:value-type="string">
            <text:p>i&gt; 00001B20 43 - 20 Consecutive Losses - Lost 20 times consecutively in DOA Online Mode. - 0</text:p>
          </table:table-cell>
          <table:table-cell office:value-type="string">
            <text:p>i&gt; 0000238C 43 - 20 Straight Losses in DOA Online - Lost 20 times consecutively in DOA Online Mode. - 0</text:p>
          </table:table-cell>
        </table:table-row>
        <table:table-row table:style-name="ro1">
          <table:table-cell office:value-type="string">
            <text:p>i&gt; 00001B20 44 - Achieved Grade "E" - Received the grade of "E" in DOA Online Mode. - 0</text:p>
          </table:table-cell>
          <table:table-cell office:value-type="string">
            <text:p>i&gt; 0000238C 44 - Achieved Grade "E" - Received the grade of "E" in DOA Online Mode. - 0</text:p>
          </table:table-cell>
        </table:table-row>
        <table:table-row table:style-name="ro1">
          <table:table-cell office:value-type="string">
            <text:p>i&gt; 00001B20 45 - Achieved Grade "D" - Received the grade of "D" in DOA Online Mode. - 0</text:p>
          </table:table-cell>
          <table:table-cell office:value-type="string">
            <text:p>i&gt; 0000238C 45 - Achieved Grade "D" - Received the grade of "D" in DOA Online Mode. - 0</text:p>
          </table:table-cell>
        </table:table-row>
        <table:table-row table:style-name="ro1">
          <table:table-cell office:value-type="string">
            <text:p>i&gt; 00001B20 46 - Achieved Grade "B" - Received the grade of "B" in DOA Online Mode. - 20</text:p>
          </table:table-cell>
          <table:table-cell office:value-type="string">
            <text:p>i&gt; 0000238C 46 - Achieved Grade "B" - Received the grade of "B" in DOA Online Mode. - 20</text:p>
          </table:table-cell>
        </table:table-row>
        <table:table-row table:style-name="ro1">
          <table:table-cell office:value-type="string">
            <text:p>i&gt; 00001B20 47 - Achieved Grade "A" - Received the grade of "A" in DOA Online Mode. - 30</text:p>
          </table:table-cell>
          <table:table-cell office:value-type="string">
            <text:p>i&gt; 0000238C 47 - Achieved Grade "A" - Received the grade of "A" in DOA Online Mode. - 30</text:p>
          </table:table-cell>
        </table:table-row>
        <table:table-row table:style-name="ro1">
          <table:table-cell office:value-type="string">
            <text:p>i&gt; 00001B20 48 - Achieved Grade "S" - Received the grade of "S" in DOA Online Mode. - 40</text:p>
          </table:table-cell>
          <table:table-cell office:value-type="string">
            <text:p>i&gt; 0000238C 48 - Achieved Grade "S" - Received the grade of "S" in DOA Online Mode. - 40</text:p>
          </table:table-cell>
        </table:table-row>
        <table:table-row table:style-name="ro1">
          <table:table-cell office:value-type="string">
            <text:p>i&gt; 00001B20 49 - Achieved Grade "SS" - Received the grade of "SS" in DOA Online Mode. - 50</text:p>
          </table:table-cell>
          <table:table-cell office:value-type="string">
            <text:p>i&gt; 0000238C 49 - Achieved Grade "SS" - Received the grade of "SS" in DOA Online Mode. - 50</text:p>
          </table:table-cell>
        </table:table-row>
        <table:table-row table:style-name="ro1">
          <table:table-cell office:value-type="string">
            <text:p>i&gt; 00001B20 50 - Won a Bronze Star - Defeated a player in the middle a 10 to 14 win streak in DOA Online Mode. - 10</text:p>
          </table:table-cell>
          <table:table-cell office:value-type="string">
            <text:p>i&gt; 0000238C 50 - Won a Bronze Star - Defeated a player in the middle a 10 to 14 win streak in DOA Online Mode. - 10</text:p>
          </table:table-cell>
        </table:table-row>
        <table:table-row table:style-name="ro1">
          <table:table-cell office:value-type="string">
            <text:p>i&gt; 00001B20 51 - Won a Silver Star - Defeated a player in the middle a 15 to 19 win streak in DOA Online Mode. - 15</text:p>
          </table:table-cell>
          <table:table-cell office:value-type="string">
            <text:p>i&gt; 0000238C 51 - Won a Silver Star - Defeated a player in the middle a 15 to 19 win streak in DOA Online Mode. - 20</text:p>
          </table:table-cell>
        </table:table-row>
        <table:table-row table:style-name="ro1">
          <table:table-cell office:value-type="string">
            <text:p>i&gt; 00001B20 52 - Won a Gold Star - Defeated a player in the middle a 20 or more win streak in DOA Online Mode. - 20</text:p>
          </table:table-cell>
          <table:table-cell office:value-type="string">
            <text:p>i&gt; 0000238C 52 - Won a Gold Star - Defeated a player in the middle a 20 or more win streak in DOA Online Mode. - 30</text:p>
          </table:table-cell>
        </table:table-row>
        <table:table-row table:style-name="ro1">
          <table:table-cell office:value-type="string">
            <text:p>i&gt; 00001B20 ----------------- END OF ACHIEVEMENTS ----------------</text:p>
          </table:table-cell>
          <table:table-cell office:value-type="string">
            <text:p>i&gt; 0000238C ----------------- END OF ACHIEVEMENTS ----------------</text:p>
          </table:table-cell>
        </table:table-row>
      </table:table>
      <table:table table:name="achievements 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<text:s/>Achievement # </text:p>
          </table:table-cell>
          <table:table-cell office:value-type="string">
            <text:p>2005.09.30 Beta Achievements</text:p>
          </table:table-cell>
          <table:table-cell office:value-type="string">
            <text:p>Final Achievements</text:p>
          </table:table-cell>
        </table:table-row>
        <table:table-row table:style-name="ro1">
          <table:table-cell office:value-type="string">
            <text:p>---------------</text:p>
          </table:table-cell>
          <table:table-cell table:number-columns-repeated="2" office:value-type="string">
            <text:p>-------------------------------------------</text:p>
          </table:table-cell>
        </table:table-row>
        <table:table-row table:style-name="ro1">
          <table:table-cell office:value-type="string">
            <text:p><text:s/>6 <text:s text:c="12"/></text:p>
          </table:table-cell>
          <table:table-cell office:value-type="string">
            <text:p><text:s/>Completed Story Mode - 5 points <text:s text:c="10"/></text:p>
          </table:table-cell>
          <table:table-cell office:value-type="string">
            <text:p><text:s/>Completed Story Mode - 10 points <text:s text:c="9"/></text:p>
          </table:table-cell>
        </table:table-row>
        <table:table-row table:style-name="ro1">
          <table:table-cell office:value-type="string">
            <text:p><text:s/>7 <text:s text:c="12"/></text:p>
          </table:table-cell>
          <table:table-cell office:value-type="string">
            <text:p><text:s/>Completed All Characters' Story - 20 points </text:p>
          </table:table-cell>
          <table:table-cell office:value-type="string">
            <text:p><text:s/>Completed All Story Modes - 30 points <text:s text:c="2"/></text:p>
          </table:table-cell>
        </table:table-row>
        <table:table-row table:style-name="ro1">
          <table:table-cell office:value-type="string">
            <text:p><text:s/>8 <text:s text:c="12"/></text:p>
          </table:table-cell>
          <table:table-cell office:value-type="string">
            <text:p><text:s/>Unlocked All Costumes - 50 points <text:s text:c="7"/></text:p>
          </table:table-cell>
          <table:table-cell office:value-type="string">
            <text:p><text:s/>Unlocked All Costumes - 50 points <text:s text:c="8"/></text:p>
          </table:table-cell>
        </table:table-row>
        <table:table-row table:style-name="ro1">
          <table:table-cell office:value-type="string">
            <text:p><text:s/>9 <text:s text:c="12"/></text:p>
          </table:table-cell>
          <table:table-cell table:number-columns-repeated="2" office:value-type="string">
            <text:p><text:s/>Bronze in Time Attack (Single) - 10 points </text:p>
          </table:table-cell>
        </table:table-row>
        <table:table-row table:style-name="ro1">
          <table:table-cell office:value-type="string">
            <text:p><text:s/>10 <text:s text:c="11"/></text:p>
          </table:table-cell>
          <table:table-cell table:number-columns-repeated="2" office:value-type="string">
            <text:p><text:s/>Silver in Time Attack (Single) - 20 points </text:p>
          </table:table-cell>
        </table:table-row>
        <table:table-row table:style-name="ro1">
          <table:table-cell office:value-type="string">
            <text:p><text:s/>11 <text:s text:c="11"/></text:p>
          </table:table-cell>
          <table:table-cell table:number-columns-repeated="2" office:value-type="string">
            <text:p><text:s/>Gold in Time Attack (Single) - 40 points </text:p>
          </table:table-cell>
        </table:table-row>
        <table:table-row table:style-name="ro1">
          <table:table-cell office:value-type="string">
            <text:p><text:s/>12 <text:s text:c="11"/></text:p>
          </table:table-cell>
          <table:table-cell table:number-columns-repeated="2" office:value-type="string">
            <text:p><text:s/>Bronze in Time Attack (Tag) - 10 points </text:p>
          </table:table-cell>
        </table:table-row>
        <table:table-row table:style-name="ro1">
          <table:table-cell office:value-type="string">
            <text:p><text:s/>13 <text:s text:c="11"/></text:p>
          </table:table-cell>
          <table:table-cell table:number-columns-repeated="2" office:value-type="string">
            <text:p><text:s/>Silver in Time Attack (Tag) - 20 points </text:p>
          </table:table-cell>
        </table:table-row>
        <table:table-row table:style-name="ro1">
          <table:table-cell office:value-type="string">
            <text:p><text:s/>14 <text:s text:c="11"/></text:p>
          </table:table-cell>
          <table:table-cell table:number-columns-repeated="2" office:value-type="string">
            <text:p><text:s/>Gold in Time Attack (Tag) - 40 points <text:s text:c="2"/></text:p>
          </table:table-cell>
        </table:table-row>
        <table:table-row table:style-name="ro1">
          <table:table-cell office:value-type="string">
            <text:p><text:s/>15 <text:s text:c="11"/></text:p>
          </table:table-cell>
          <table:table-cell table:number-columns-repeated="2" office:value-type="string">
            <text:p><text:s/>Bronze in Survival (Single) - 10 points </text:p>
          </table:table-cell>
        </table:table-row>
        <table:table-row table:style-name="ro1">
          <table:table-cell office:value-type="string">
            <text:p><text:s/>16 <text:s text:c="11"/></text:p>
          </table:table-cell>
          <table:table-cell table:number-columns-repeated="2" office:value-type="string">
            <text:p><text:s/>Silver in Survival (Single) - 25 points </text:p>
          </table:table-cell>
        </table:table-row>
        <table:table-row table:style-name="ro1">
          <table:table-cell office:value-type="string">
            <text:p><text:s/>17 <text:s text:c="11"/></text:p>
          </table:table-cell>
          <table:table-cell table:number-columns-repeated="2" office:value-type="string">
            <text:p><text:s/>Gold in Survival (Single) - 40 points <text:s text:c="2"/></text:p>
          </table:table-cell>
        </table:table-row>
        <table:table-row table:style-name="ro1">
          <table:table-cell office:value-type="string">
            <text:p><text:s/>18 <text:s text:c="11"/></text:p>
          </table:table-cell>
          <table:table-cell table:number-columns-repeated="2" office:value-type="string">
            <text:p><text:s/>100 Wins in Survival (Single) - 50 points </text:p>
          </table:table-cell>
        </table:table-row>
        <table:table-row table:style-name="ro1">
          <table:table-cell office:value-type="string">
            <text:p><text:s/>19 <text:s text:c="11"/></text:p>
          </table:table-cell>
          <table:table-cell table:number-columns-repeated="2" office:value-type="string">
            <text:p><text:s/>Bronze in Survival (Tag) - 10 points <text:s text:c="3"/></text:p>
          </table:table-cell>
        </table:table-row>
        <table:table-row table:style-name="ro1">
          <table:table-cell office:value-type="string">
            <text:p><text:s/>20 <text:s text:c="11"/></text:p>
          </table:table-cell>
          <table:table-cell table:number-columns-repeated="2" office:value-type="string">
            <text:p><text:s/>Silver in Survival (Tag) - 25 points <text:s text:c="3"/></text:p>
          </table:table-cell>
        </table:table-row>
        <table:table-row table:style-name="ro1">
          <table:table-cell office:value-type="string">
            <text:p><text:s/>21 <text:s text:c="11"/></text:p>
          </table:table-cell>
          <table:table-cell table:number-columns-repeated="2" office:value-type="string">
            <text:p><text:s/>Gold in Survival (Tag) - 40 points <text:s text:c="5"/></text:p>
          </table:table-cell>
        </table:table-row>
        <table:table-row table:style-name="ro1">
          <table:table-cell office:value-type="string">
            <text:p><text:s/>22 <text:s text:c="11"/></text:p>
          </table:table-cell>
          <table:table-cell table:number-columns-repeated="2" office:value-type="string">
            <text:p><text:s/>100 Wins in Survival (Tag) - 50 points <text:s/></text:p>
          </table:table-cell>
        </table:table-row>
        <table:table-row table:style-name="ro1">
          <table:table-cell office:value-type="string">
            <text:p><text:s/>23 <text:s text:c="11"/></text:p>
          </table:table-cell>
          <table:table-cell office:value-type="string">
            <text:p><text:s/>Collected All Items - 25 points <text:s text:c="8"/></text:p>
          </table:table-cell>
          <table:table-cell office:value-type="string">
            <text:p><text:s/>Collected All Items - 25 points <text:s text:c="9"/></text:p>
          </table:table-cell>
        </table:table-row>
        <table:table-row table:style-name="ro1">
          <table:table-cell office:value-type="string">
            <text:p><text:s/>24 <text:s text:c="11"/></text:p>
          </table:table-cell>
          <table:table-cell office:value-type="string">
            <text:p><text:s/>Completed All Missions - 50 points <text:s text:c="5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5 <text:s text:c="11"/></text:p>
          </table:table-cell>
          <table:table-cell office:value-type="string">
            <text:p><text:s/>Unlocked "Alpha152" - 10 points <text:s text:c="8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6 <text:s text:c="11"/></text:p>
          </table:table-cell>
          <table:table-cell office:value-type="string">
            <text:p><text:s/>Unlocked "Gen Fu" - 10 points <text:s text:c="10"/></text:p>
          </table:table-cell>
          <table:table-cell office:value-type="string">
            <text:p><text:s/>Unlocked "Gen Fu" - 10 points <text:s text:c="11"/></text:p>
          </table:table-cell>
        </table:table-row>
        <table:table-row table:style-name="ro1">
          <table:table-cell office:value-type="string">
            <text:p><text:s/>27 <text:s text:c="11"/></text:p>
          </table:table-cell>
          <table:table-cell office:value-type="string">
            <text:p><text:s/>Unlocked "Leon" - 10 points <text:s text:c="12"/></text:p>
          </table:table-cell>
          <table:table-cell office:value-type="string">
            <text:p><text:s/>Unlocked "Leon" - 10 points <text:s text:c="13"/></text:p>
          </table:table-cell>
        </table:table-row>
        <table:table-row table:style-name="ro1">
          <table:table-cell office:value-type="string">
            <text:p><text:s/>28 <text:s text:c="11"/></text:p>
          </table:table-cell>
          <table:table-cell office:value-type="string">
            <text:p><text:s/>Unlocked "Ein" - 10 points <text:s text:c="13"/></text:p>
          </table:table-cell>
          <table:table-cell office:value-type="string">
            <text:p><text:s/>Unlocked "Ein" - 10 points <text:s text:c="14"/></text:p>
          </table:table-cell>
        </table:table-row>
        <table:table-row table:style-name="ro1">
          <table:table-cell office:value-type="string">
            <text:p><text:s/>29 <text:s text:c="11"/></text:p>
          </table:table-cell>
          <table:table-cell office:value-type="string">
            <text:p><text:s/>Unlocked "Tengu" - 10 points <text:s text:c="11"/></text:p>
          </table:table-cell>
          <table:table-cell office:value-type="string">
            <text:p><text:s/>Unlocked "Tengu" - 20 points <text:s text:c="12"/></text:p>
          </table:table-cell>
        </table:table-row>
        <table:table-row table:style-name="ro1">
          <table:table-cell office:value-type="string">
            <text:p><text:s/>30 <text:s text:c="11"/></text:p>
          </table:table-cell>
          <table:table-cell office:value-type="string">
            <text:p><text:s/>Unlocked "SPARTAN-458" - 20 points <text:s text:c="5"/></text:p>
          </table:table-cell>
          <table:table-cell office:value-type="string">
            <text:p><text:s/>Unlocked "SPARTAN-458" - 20 points <text:s text:c="6"/></text:p>
          </table:table-cell>
        </table:table-row>
        <table:table-row table:style-name="ro1">
          <table:table-cell office:value-type="string">
            <text:p><text:s/>31 <text:s text:c="11"/></text:p>
          </table:table-cell>
          <table:table-cell office:value-type="string">
            <text:p><text:s/>Unlocked "Helena" - 10 points <text:s text:c="10"/></text:p>
          </table:table-cell>
          <table:table-cell office:value-type="string">
            <text:p><text:s/>Unlocked "Helena" - 20 points <text:s text:c="11"/></text:p>
          </table:table-cell>
        </table:table-row>
        <table:table-row table:style-name="ro1">
          <table:table-cell office:value-type="string">
            <text:p><text:s/>32 <text:s text:c="11"/></text:p>
          </table:table-cell>
          <table:table-cell office:value-type="string">
            <text:p><text:s/>Total Play Time 5 Hrs. - 10 points <text:s text:c="5"/></text:p>
          </table:table-cell>
          <table:table-cell office:value-type="string">
            <text:p><text:s/>Total Play Time 5 Hrs. - 10 points <text:s text:c="6"/></text:p>
          </table:table-cell>
        </table:table-row>
        <table:table-row table:style-name="ro1">
          <table:table-cell office:value-type="string">
            <text:p><text:s/>33 <text:s text:c="11"/></text:p>
          </table:table-cell>
          <table:table-cell office:value-type="string">
            <text:p><text:s/>Total Play Time 10 Hrs. - 20 points <text:s text:c="4"/></text:p>
          </table:table-cell>
          <table:table-cell office:value-type="string">
            <text:p><text:s/>Total Play Time 10 Hrs. - 20 points <text:s text:c="5"/></text:p>
          </table:table-cell>
        </table:table-row>
        <table:table-row table:style-name="ro1">
          <table:table-cell office:value-type="string">
            <text:p><text:s/>34 <text:s text:c="11"/></text:p>
          </table:table-cell>
          <table:table-cell office:value-type="string">
            <text:p><text:s/>Total Play Time 100 Hrs. - 30 points <text:s text:c="2"/></text:p>
          </table:table-cell>
          <table:table-cell office:value-type="string">
            <text:p><text:s/>Total Play Time 100 Hrs. - 40 points <text:s text:c="3"/></text:p>
          </table:table-cell>
        </table:table-row>
        <table:table-row table:style-name="ro1">
          <table:table-cell office:value-type="string">
            <text:p><text:s/>35 <text:s text:c="11"/></text:p>
          </table:table-cell>
          <table:table-cell office:value-type="string">
            <text:p><text:s/>10 Wins in DOA Online - 10 points <text:s text:c="5"/></text:p>
          </table:table-cell>
          <table:table-cell office:value-type="string">
            <text:p><text:s/>10 Wins in DOA Online - 10 points <text:s text:c="6"/></text:p>
          </table:table-cell>
        </table:table-row>
        <table:table-row table:style-name="ro1">
          <table:table-cell office:value-type="string">
            <text:p><text:s/>36 <text:s text:c="11"/></text:p>
          </table:table-cell>
          <table:table-cell office:value-type="string">
            <text:p><text:s/>50 Wins in DOA Online - 20 points <text:s text:c="5"/></text:p>
          </table:table-cell>
          <table:table-cell office:value-type="string">
            <text:p><text:s/>50 Wins in DOA Online - 20 points <text:s text:c="6"/></text:p>
          </table:table-cell>
        </table:table-row>
        <table:table-row table:style-name="ro1">
          <table:table-cell office:value-type="string">
            <text:p><text:s/>37 <text:s text:c="11"/></text:p>
          </table:table-cell>
          <table:table-cell office:value-type="string">
            <text:p><text:s/>100 Wins in DOA Online - 30 points <text:s text:c="4"/></text:p>
          </table:table-cell>
          <table:table-cell office:value-type="string">
            <text:p><text:s/>100 Wins in DOA Online - 30 points <text:s text:c="5"/></text:p>
          </table:table-cell>
        </table:table-row>
        <table:table-row table:style-name="ro1">
          <table:table-cell office:value-type="string">
            <text:p><text:s/>38 <text:s text:c="11"/></text:p>
          </table:table-cell>
          <table:table-cell office:value-type="string">
            <text:p><text:s/>5 Consecutive Wins - 10 points <text:s text:c="8"/></text:p>
          </table:table-cell>
          <table:table-cell office:value-type="string">
            <text:p><text:s/>5 Straight Wins in DOA Online - 10 points </text:p>
          </table:table-cell>
        </table:table-row>
        <table:table-row table:style-name="ro1">
          <table:table-cell office:value-type="string">
            <text:p><text:s/>39 <text:s text:c="11"/></text:p>
          </table:table-cell>
          <table:table-cell office:value-type="string">
            <text:p><text:s/>10 Consecutive Wins - 25 points <text:s text:c="7"/></text:p>
          </table:table-cell>
          <table:table-cell office:value-type="string">
            <text:p><text:s/>10 Straight Wins in DOA Online - 25 points </text:p>
          </table:table-cell>
        </table:table-row>
        <table:table-row table:style-name="ro1">
          <table:table-cell office:value-type="string">
            <text:p><text:s/>40 <text:s text:c="11"/></text:p>
          </table:table-cell>
          <table:table-cell office:value-type="string">
            <text:p><text:s/>20 Consecutive Wins - 40 points <text:s text:c="7"/></text:p>
          </table:table-cell>
          <table:table-cell office:value-type="string">
            <text:p><text:s/>20 Straight Wins in DOA Online - 40 points </text:p>
          </table:table-cell>
        </table:table-row>
        <table:table-row table:style-name="ro1">
          <table:table-cell office:value-type="string">
            <text:p><text:s/>41 <text:s text:c="11"/></text:p>
          </table:table-cell>
          <table:table-cell office:value-type="string">
            <text:p><text:s/>5 Consecutive Losses - 0 points <text:s text:c="7"/></text:p>
          </table:table-cell>
          <table:table-cell office:value-type="string">
            <text:p><text:s/>5 Straight Losses in DOA Online - 0 points </text:p>
          </table:table-cell>
        </table:table-row>
        <table:table-row table:style-name="ro1">
          <table:table-cell office:value-type="string">
            <text:p><text:s/>42 <text:s text:c="11"/></text:p>
          </table:table-cell>
          <table:table-cell office:value-type="string">
            <text:p><text:s/>10 Consecutive Losses - 0 points <text:s text:c="6"/></text:p>
          </table:table-cell>
          <table:table-cell office:value-type="string">
            <text:p><text:s/>10 Straight Losses in DOA Online - 0 points </text:p>
          </table:table-cell>
        </table:table-row>
        <table:table-row table:style-name="ro1">
          <table:table-cell office:value-type="string">
            <text:p><text:s/>43 <text:s text:c="11"/></text:p>
          </table:table-cell>
          <table:table-cell office:value-type="string">
            <text:p><text:s/>20 Consecutive Losses - 0 points <text:s text:c="6"/></text:p>
          </table:table-cell>
          <table:table-cell office:value-type="string">
            <text:p><text:s/>20 Straight Losses in DOA Online - 0 points </text:p>
          </table:table-cell>
        </table:table-row>
        <table:table-row table:style-name="ro1">
          <table:table-cell office:value-type="string">
            <text:p><text:s/>44 <text:s text:c="11"/></text:p>
          </table:table-cell>
          <table:table-cell office:value-type="string">
            <text:p><text:s/>Achieved Grade "E" - 0 points <text:s text:c="9"/></text:p>
          </table:table-cell>
          <table:table-cell office:value-type="string">
            <text:p><text:s/>Achieved Grade "E" - 0 points <text:s text:c="10"/></text:p>
          </table:table-cell>
        </table:table-row>
        <table:table-row table:style-name="ro1">
          <table:table-cell office:value-type="string">
            <text:p><text:s/>45 <text:s text:c="11"/></text:p>
          </table:table-cell>
          <table:table-cell office:value-type="string">
            <text:p><text:s/>Achieved Grade "D" - 0 points <text:s text:c="9"/></text:p>
          </table:table-cell>
          <table:table-cell office:value-type="string">
            <text:p><text:s/>Achieved Grade "D" - 0 points <text:s text:c="10"/></text:p>
          </table:table-cell>
        </table:table-row>
        <table:table-row table:style-name="ro1">
          <table:table-cell office:value-type="string">
            <text:p><text:s/>46 <text:s text:c="11"/></text:p>
          </table:table-cell>
          <table:table-cell office:value-type="string">
            <text:p><text:s/>Achieved Grade "B" - 20 points <text:s text:c="8"/></text:p>
          </table:table-cell>
          <table:table-cell office:value-type="string">
            <text:p><text:s/>Achieved Grade "B" - 20 points <text:s text:c="9"/></text:p>
          </table:table-cell>
        </table:table-row>
        <table:table-row table:style-name="ro1">
          <table:table-cell office:value-type="string">
            <text:p><text:s/>47 <text:s text:c="11"/></text:p>
          </table:table-cell>
          <table:table-cell office:value-type="string">
            <text:p><text:s/>Achieved Grade "A" - 30 points <text:s text:c="8"/></text:p>
          </table:table-cell>
          <table:table-cell office:value-type="string">
            <text:p><text:s/>Achieved Grade "A" - 30 points <text:s text:c="9"/></text:p>
          </table:table-cell>
        </table:table-row>
        <table:table-row table:style-name="ro1">
          <table:table-cell office:value-type="string">
            <text:p><text:s/>48 <text:s text:c="11"/></text:p>
          </table:table-cell>
          <table:table-cell office:value-type="string">
            <text:p><text:s/>Achieved Grade "S" - 40 points <text:s text:c="8"/></text:p>
          </table:table-cell>
          <table:table-cell office:value-type="string">
            <text:p><text:s/>Achieved Grade "S" - 40 points <text:s text:c="9"/></text:p>
          </table:table-cell>
        </table:table-row>
        <table:table-row table:style-name="ro1">
          <table:table-cell office:value-type="string">
            <text:p><text:s/>49 <text:s text:c="11"/></text:p>
          </table:table-cell>
          <table:table-cell office:value-type="string">
            <text:p><text:s/>Achieved Grade "SS" - 50 points <text:s text:c="7"/></text:p>
          </table:table-cell>
          <table:table-cell office:value-type="string">
            <text:p><text:s/>Achieved Grade "SS" - 50 points <text:s text:c="8"/></text:p>
          </table:table-cell>
        </table:table-row>
        <table:table-row table:style-name="ro1">
          <table:table-cell office:value-type="string">
            <text:p><text:s/>50 <text:s text:c="11"/></text:p>
          </table:table-cell>
          <table:table-cell office:value-type="string">
            <text:p><text:s/>Won a Bronze Star - 10 points <text:s text:c="9"/></text:p>
          </table:table-cell>
          <table:table-cell office:value-type="string">
            <text:p><text:s/>Won a Bronze Star - 10 points <text:s text:c="10"/></text:p>
          </table:table-cell>
        </table:table-row>
        <table:table-row table:style-name="ro1">
          <table:table-cell office:value-type="string">
            <text:p><text:s/>51 <text:s text:c="11"/></text:p>
          </table:table-cell>
          <table:table-cell office:value-type="string">
            <text:p><text:s/>Won a Silver Star - 15 points <text:s text:c="9"/></text:p>
          </table:table-cell>
          <table:table-cell office:value-type="string">
            <text:p><text:s/>Won a Silver Star - 20 points <text:s text:c="10"/></text:p>
          </table:table-cell>
        </table:table-row>
        <table:table-row table:style-name="ro1">
          <table:table-cell office:value-type="string">
            <text:p><text:s/>52 <text:s text:c="11"/></text:p>
          </table:table-cell>
          <table:table-cell office:value-type="string">
            <text:p><text:s/>Won a Gold Star - 20 points <text:s text:c="11"/></text:p>
          </table:table-cell>
          <table:table-cell office:value-type="string">
            <text:p><text:s/>Won a Gold Star - 30 points <text:s text:c="12"/></text:p>
          </table:table-cell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8">03/18/2024</text:date>, <text:time>13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18T13:49:39.43</dc:date>
    <meta:editing-duration>P8DT22H4M8S</meta:editing-duration>
    <meta:editing-cycles>15</meta:editing-cycles>
    <meta:generator>OpenOffice/4.1.6$Win32 OpenOffice.org_project/416m1$Build-9790</meta:generator>
    <meta:document-statistic meta:table-count="11" meta:cell-count="1172" meta:object-count="0"/>
  </office:meta>
</office:document-meta>
</file>